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image/png" manifest:full-path="Pictures/10000201000001E0000000A5190A38FB.png"/>
  <manifest:file-entry manifest:media-type="image/png" manifest:full-path="Pictures/10000201000001DA000000A6B6075801.png"/>
  <manifest:file-entry manifest:media-type="image/png" manifest:full-path="Pictures/10000201000001E0000000B2CAC1C925.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7da647" draw:textarea-horizontal-align="center" draw:textarea-vertical-align="middle"/>
    </style:style>
    <style:style style:name="gr2" style:family="graphic" style:parent-style-name="standard">
      <style:graphic-properties draw:opacity="75%" draw:textarea-horizontal-align="center" draw:textarea-vertical-align="middle" draw:shadow-opacity="75%"/>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535cm" fo:min-width="1.243cm"/>
    </style:style>
    <style:style style:name="gr6" style:family="graphic" style:parent-style-name="standard">
      <style:graphic-properties draw:stroke="none" svg:stroke-color="#000000" draw:fill="none" draw:fill-color="#ffffff" draw:textarea-horizontal-align="left" draw:auto-grow-height="true" draw:auto-grow-width="true" fo:min-height="0.535cm" fo:min-width="1.509cm"/>
    </style:style>
    <style:style style:name="gr7" style:family="graphic" style:parent-style-name="standard">
      <style:graphic-properties draw:stroke="none" svg:stroke-color="#000000" draw:fill="none" draw:fill-color="#ffffff" draw:textarea-horizontal-align="left" draw:auto-grow-height="true" draw:auto-grow-width="false" fo:min-height="0.535cm" fo:min-width="1.614cm"/>
    </style:style>
    <style:style style:name="gr8" style:family="graphic" style:parent-style-name="standard">
      <style:graphic-properties draw:stroke="none" draw:fill="none" draw:textarea-horizontal-align="center" draw:textarea-vertical-align="middle"/>
    </style:style>
    <style:style style:name="gr9" style:family="graphic" style:parent-style-name="standard">
      <style:graphic-properties draw:marker-end="Arrow" draw:marker-end-width="0.3cm" draw:textarea-horizontal-align="center"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0.197cm"/>
    </style:style>
    <style:style style:name="gr11" style:family="graphic" style:parent-style-name="standard">
      <style:graphic-properties draw:stroke="none" svg:stroke-color="#000000" draw:fill="none" draw:fill-color="#ffffff" draw:textarea-horizontal-align="left" draw:auto-grow-height="true" draw:auto-grow-width="true" fo:min-height="0.395cm" fo:min-width="0.209cm"/>
    </style:style>
    <style:style style:name="gr12" style:family="graphic" style:parent-style-name="standard">
      <style:graphic-properties draw:fill="solid" draw:fill-color="#9966cc" draw:textarea-horizontal-align="center"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995cm" fo:min-width="2.265cm"/>
    </style:style>
    <style:style style:name="gr14" style:family="graphic" style:parent-style-name="standard">
      <style:graphic-properties draw:stroke="none" svg:stroke-color="#000000" draw:fill="none" draw:fill-color="#ffffff" draw:textarea-horizontal-align="left" draw:auto-grow-height="true" draw:auto-grow-width="true" fo:min-height="0.995cm" fo:min-width="2.687cm"/>
    </style:style>
    <style:style style:name="gr15" style:family="graphic" style:parent-style-name="standard">
      <style:graphic-properties draw:fill="solid" draw:fill-color="#9966cc" draw:textarea-horizontal-align="justify" draw:textarea-vertical-align="middle" draw:auto-grow-height="false" fo:min-height="0cm" fo:min-width="0cm" fo:wrap-option="no-wrap"/>
    </style:style>
    <style:style style:name="gr16" style:family="graphic" style:parent-style-name="standard">
      <style:graphic-properties svg:stroke-width="0.051cm" draw:marker-start-width="0.381cm" draw:marker-end="Arrow" draw:marker-end-width="0.381cm" draw:textarea-horizontal-align="center" draw:textarea-vertical-align="middle" fo:padding-top="0.15cm" fo:padding-bottom="0.15cm" fo:padding-left="0.275cm" fo:padding-right="0.275cm"/>
    </style:style>
    <style:style style:name="gr17" style:family="graphic" style:parent-style-name="standard">
      <style:graphic-properties draw:stroke="none" draw:fill="solid" draw:fill-color="#ffffff" draw:textarea-horizontal-align="center" draw:textarea-vertical-align="middle"/>
    </style:style>
    <style:style style:name="gr18" style:family="graphic" style:parent-style-name="standard">
      <style:graphic-properties svg:stroke-width="0.051cm" draw:marker-start-width="0.381cm" draw:marker-end="Arrow" draw:marker-end-width="0.076cm" draw:textarea-horizontal-align="center" draw:textarea-vertical-align="middle" fo:padding-top="0.15cm" fo:padding-bottom="0.15cm" fo:padding-left="0.275cm" fo:padding-right="0.275cm"/>
    </style:style>
    <style:style style:name="gr19" style:family="graphic" style:parent-style-name="standard">
      <style:graphic-properties svg:stroke-width="0.051cm" draw:marker-start-width="0.381cm" draw:marker-end="Arrow" draw:marker-end-width="0.229cm" draw:textarea-horizontal-align="center" draw:textarea-vertical-align="middle" fo:padding-top="0.15cm" fo:padding-bottom="0.15cm" fo:padding-left="0.275cm" fo:padding-right="0.275cm"/>
    </style:style>
    <style:style style:name="gr20" style:family="graphic" style:parent-style-name="standard">
      <style:graphic-properties draw:stroke="none" svg:stroke-width="0.051cm" draw:marker-start-width="0.381cm" draw:marker-end-width="0.076cm" draw:fill="none" draw:textarea-horizontal-align="center" draw:textarea-vertical-align="middle"/>
    </style:style>
    <style:style style:name="gr21" style:family="graphic" style:parent-style-name="standard">
      <style:graphic-properties svg:stroke-width="0.051cm" draw:marker-start-width="0.381cm" draw:marker-end="Arrow" draw:marker-end-width="0.178cm" draw:textarea-horizontal-align="center" draw:textarea-vertical-align="middle" fo:padding-top="0.15cm" fo:padding-bottom="0.15cm" fo:padding-left="0.275cm" fo:padding-right="0.275cm"/>
    </style:style>
    <style:style style:name="gr22" style:family="graphic" style:parent-style-name="standard">
      <style:graphic-properties draw:stroke="none" draw:fill="none" draw:textarea-horizontal-align="justify" draw:textarea-vertical-align="middle" draw:auto-grow-height="false"/>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4.13cm"/>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4.731cm"/>
    </style:style>
    <style:style style:name="gr25" style:family="graphic" style:parent-style-name="standard">
      <style:graphic-properties draw:stroke="none" svg:stroke-color="#000000" draw:fill="none" draw:fill-color="#ffffff" draw:textarea-horizontal-align="left" draw:auto-grow-height="true" draw:auto-grow-width="true" fo:min-height="0.712cm" fo:min-width="0.375cm"/>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0.531cm"/>
    </style:style>
    <style:style style:name="gr2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paragraph-properties fo:text-align="center"/>
      <style:text-properties fo:font-family="Baghdad" style:font-pitch="variable"/>
    </style:style>
    <style:style style:name="P3" style:family="paragraph">
      <style:text-properties fo:font-size="10pt" style:font-size-asian="10pt" style:font-size-complex="10pt"/>
    </style:style>
    <style:style style:name="P4" style:family="paragraph">
      <style:paragraph-properties fo:text-align="center"/>
      <style:text-properties fo:font-size="22pt" style:font-size-asian="18pt" style:font-size-complex="18pt"/>
    </style:style>
    <style:style style:name="P5" style:family="paragraph">
      <style:text-properties fo:font-size="12pt" style:font-size-asian="18pt" style:font-size-complex="18pt"/>
    </style:style>
    <style:style style:name="P6" style:family="paragraph">
      <style:paragraph-properties fo:text-align="center"/>
      <style:text-properties fo:font-size="12pt" style:font-size-asian="12pt" style:font-size-complex="12pt"/>
    </style:style>
    <style:style style:name="P7" style:family="paragraph">
      <style:paragraph-properties fo:text-align="center"/>
      <style:text-properties fo:font-size="12pt" style:font-size-asian="18pt" style:font-size-complex="18pt"/>
    </style:style>
    <style:style style:name="P8" style:family="paragraph">
      <style:paragraph-properties fo:text-align="center"/>
      <style:text-properties fo:font-size="15pt" style:font-size-asian="9pt" style:font-size-complex="9pt"/>
    </style:style>
    <style:style style:name="P9" style:family="paragraph">
      <style:paragraph-properties fo:text-align="center"/>
      <style:text-properties fo:font-size="15pt"/>
    </style:style>
    <style:style style:name="P10" style:family="paragraph">
      <style:paragraph-properties fo:text-align="center"/>
      <style:text-properties fo:font-size="10pt"/>
    </style:style>
    <style:style style:name="P11" style:family="paragraph">
      <style:text-properties fo:font-size="9pt" style:font-size-asian="9pt" style:font-size-complex="9pt"/>
    </style:style>
    <style:style style:name="P12" style:family="paragraph">
      <style:text-properties fo:font-size="8pt" style:font-size-asian="8pt" style:font-size-complex="8pt"/>
    </style:style>
    <style:style style:name="T1" style:family="text">
      <style:text-properties style:text-position="super 58%"/>
    </style:style>
    <style:style style:name="T2" style:family="text">
      <style:text-properties fo:font-family="Baghdad" style:font-pitch="variable"/>
    </style:style>
    <style:style style:name="T3" style:family="text">
      <style:text-properties fo:font-size="12pt" style:font-size-asian="12pt" style:font-size-complex="12pt"/>
    </style:style>
    <style:style style:name="T4" style:family="text">
      <style:text-properties style:text-position="-25% 55%" fo:font-size="12pt" style:font-size-asian="12pt" style:font-size-complex="12pt"/>
    </style:style>
    <style:style style:name="T5" style:family="text">
      <style:text-properties style:use-window-font-color="true" style:text-outline="false" style:text-line-through-style="none" style:text-position="33% 58%" fo:font-family="Arial" style:font-family-generic="roman" style:font-pitch="variable" fo:font-size="12pt" fo:font-style="normal" fo:text-shadow="none" style:text-underline-style="none" fo:font-weight="normal" style:letter-kerning="true" style:font-family-asian="SimSun"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6" style:family="text">
      <style:text-properties fo:font-size="10pt" style:font-size-asian="10pt" style:font-size-complex="10pt"/>
    </style:style>
    <style:style style:name="T7" style:family="text">
      <style:text-properties fo:font-size="22pt" style:font-size-asian="18pt" style:font-size-complex="18pt"/>
    </style:style>
    <style:style style:name="T8" style:family="text">
      <style:text-properties fo:font-size="12pt" style:font-size-asian="18pt" style:font-size-complex="18pt"/>
    </style:style>
    <style:style style:name="T9" style:family="text">
      <style:text-properties style:text-position="-25% 55%" fo:font-size="12pt" style:font-size-asian="18pt" style:font-size-complex="18pt"/>
    </style:style>
    <style:style style:name="T10" style:family="text">
      <style:text-properties style:text-position="-15% 55%" fo:font-size="18pt" style:font-size-asian="18pt" style:font-size-complex="18pt"/>
    </style:style>
    <style:style style:name="T11" style:family="text">
      <style:text-properties style:text-position="-15% 55%"/>
    </style:style>
    <style:style style:name="T12" style:family="text">
      <style:text-properties fo:font-size="9pt" style:font-size-asian="9pt" style:font-size-complex="9pt"/>
    </style:style>
    <style:style style:name="T13" style:family="text">
      <style:text-properties fo:font-size="8pt" style:font-size-asian="8pt"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5.915cm" svg:height="7.82cm" svg:x="11.795cm" svg:y="2.27cm">
          <text:p/>
        </draw:rect>
        <draw:rect draw:style-name="gr1" draw:text-style-name="P1" draw:layer="layout" svg:width="5.915cm" svg:height="7.82cm" svg:x="1.435cm" svg:y="2.27cm">
          <text:p/>
        </draw:rect>
        <draw:rect draw:style-name="gr2" draw:text-style-name="P1" draw:layer="layout" svg:width="15.875cm" svg:height="3.175cm" svg:x="1.635cm" svg:y="2.505cm">
          <text:p/>
        </draw:rect>
        <draw:rect draw:style-name="gr2" draw:text-style-name="P1" draw:layer="layout" svg:width="15.875cm" svg:height="4.01cm" svg:x="1.635cm" svg:y="5.88cm">
          <text:p/>
        </draw:rect>
        <draw:rect draw:style-name="gr3" draw:text-style-name="P1" xml:id="id1" draw:id="id1" draw:layer="layout" svg:width="1.27cm" svg:height="1.27cm" svg:x="8.62cm" svg:y="12.73cm">
          <text:p text:style-name="P1">S<text:span text:style-name="T1">i</text:span></text:p>
        </draw:rect>
        <draw:rect draw:style-name="gr3" draw:text-style-name="P1" xml:id="id4" draw:id="id4" draw:layer="layout" svg:width="1.27cm" svg:height="1.27cm" svg:x="8.62cm" svg:y="14.335cm">
          <text:p text:style-name="P1">S<text:span text:style-name="T1">i</text:span></text:p>
        </draw:rect>
        <draw:circle draw:style-name="gr3" draw:text-style-name="P2" xml:id="id3" draw:id="id3" draw:layer="layout" svg:width="0.635cm" svg:height="0.635cm" svg:x="12.104cm" svg:y="14.655cm">
          <text:p text:style-name="P1"><text:span text:style-name="T2">x</text:span></text:p>
        </draw:circle>
        <draw:line draw:style-name="gr4" draw:text-style-name="P1" draw:layer="layout" svg:x1="9.255cm" svg:y1="11.895cm" svg:x2="9.255cm" svg:y2="12.53cm">
          <text:p/>
        </draw:line>
        <draw:line draw:style-name="gr4" draw:text-style-name="P1" draw:layer="layout" svg:x1="9.355cm" svg:y1="11.896cm" svg:x2="9.355cm" svg:y2="12.531cm">
          <text:p/>
        </draw:line>
        <draw:frame draw:style-name="gr5" draw:layer="layout" svg:width="1.743cm" svg:height="0.785cm" svg:x="6.971cm" svg:y="12.73cm">
          <draw:text-box>
            <text:p><text:span text:style-name="T3">p(x</text:span><text:span text:style-name="T4">t</text:span><text:span text:style-name="T3">|S</text:span><text:span text:style-name="T5">i</text:span><text:span text:style-name="T3">)</text:span></text:p>
          </draw:text-box>
        </draw:frame>
        <draw:frame draw:style-name="gr6" draw:layer="layout" svg:width="2.009cm" svg:height="0.785cm" svg:x="9.845cm" svg:y="12.73cm">
          <draw:text-box>
            <text:p><text:span text:style-name="T3">p(x</text:span><text:span text:style-name="T4">t+1</text:span><text:span text:style-name="T3">|S</text:span><text:span text:style-name="T5">i</text:span><text:span text:style-name="T3">)</text:span></text:p>
          </draw:text-box>
        </draw:frame>
        <draw:frame draw:style-name="gr5" draw:layer="layout" svg:width="1.743cm" svg:height="0.785cm" svg:x="7.018cm" svg:y="14.294cm">
          <draw:text-box>
            <text:p><text:span text:style-name="T3">p(x</text:span><text:span text:style-name="T4">t</text:span><text:span text:style-name="T3">|S</text:span><text:span text:style-name="T5">i</text:span><text:span text:style-name="T3">)</text:span></text:p>
          </draw:text-box>
        </draw:frame>
        <draw:frame draw:style-name="gr6" draw:layer="layout" svg:width="2.009cm" svg:height="0.785cm" svg:x="9.845cm" svg:y="14.335cm">
          <draw:text-box>
            <text:p><text:span text:style-name="T3">p(x</text:span><text:span text:style-name="T4">t+1</text:span><text:span text:style-name="T3">|S</text:span><text:span text:style-name="T5">i</text:span><text:span text:style-name="T3">)</text:span></text:p>
          </draw:text-box>
        </draw:frame>
        <draw:frame draw:style-name="gr7" xml:id="id6" draw:id="id6" draw:layer="layout" svg:width="2.293cm" svg:height="0.785cm" svg:x="13.769cm" svg:y="14.567cm">
          <draw:text-box>
            <text:p><text:span text:style-name="T3">{p(x</text:span><text:span text:style-name="T4">t+1</text:span><text:span text:style-name="T3">|S</text:span><text:span text:style-name="T5">j</text:span><text:span text:style-name="T3">)}</text:span></text:p>
          </draw:text-box>
        </draw:frame>
        <draw:rect draw:style-name="gr8" draw:text-style-name="P1" xml:id="id2" draw:id="id2" draw:layer="layout" svg:width="0.254cm" svg:height="0.635cm" svg:x="9.19cm" svg:y="11.86cm">
          <text:p/>
        </draw:rect>
        <draw:connector draw:style-name="gr9" draw:text-style-name="P1" draw:layer="layout" svg:x1="9.89cm" svg:y1="13.365cm" svg:x2="9.444cm" svg:y2="12.177cm" draw:start-shape="id1" draw:start-glue-point="1" draw:end-shape="id2" draw:end-glue-point="1" svg:d="M9890 13365h501v-1188h-947">
          <text:p/>
        </draw:connector>
        <draw:connector draw:style-name="gr9" draw:text-style-name="P1" draw:layer="layout" svg:x1="9.19cm" svg:y1="12.177cm" svg:x2="8.62cm" svg:y2="13.365cm" draw:start-shape="id2" draw:start-glue-point="3" draw:end-shape="id1" svg:d="M9190 12177h-1071v1188h501">
          <text:p/>
        </draw:connector>
        <draw:connector draw:style-name="gr9" draw:text-style-name="P1" draw:layer="layout" svg:x1="9.89cm" svg:y1="13.365cm" svg:x2="12.421cm" svg:y2="14.655cm" draw:start-shape="id1" draw:end-shape="id3" draw:end-glue-point="0" svg:d="M9890 13365h2531v1290">
          <text:p/>
        </draw:connector>
        <draw:connector draw:style-name="gr9" draw:text-style-name="P1" draw:layer="layout" svg:x1="9.89cm" svg:y1="14.97cm" svg:x2="12.104cm" svg:y2="14.972cm" draw:start-shape="id4" draw:end-shape="id3" draw:end-glue-point="3" svg:d="M9890 14970h1107v2h1107">
          <text:p/>
        </draw:connector>
        <draw:line draw:style-name="gr4" draw:text-style-name="P1" draw:layer="layout" svg:x1="9.22cm" svg:y1="15.839cm" svg:x2="9.22cm" svg:y2="16.474cm">
          <text:p/>
        </draw:line>
        <draw:line draw:style-name="gr4" draw:text-style-name="P1" draw:layer="layout" svg:x1="9.32cm" svg:y1="15.84cm" svg:x2="9.32cm" svg:y2="16.475cm">
          <text:p/>
        </draw:line>
        <draw:rect draw:style-name="gr8" draw:text-style-name="P1" xml:id="id5" draw:id="id5" draw:layer="layout" svg:width="0.254cm" svg:height="0.635cm" svg:x="9.155cm" svg:y="15.804cm">
          <text:p/>
        </draw:rect>
        <draw:connector draw:style-name="gr9" draw:text-style-name="P1" draw:layer="layout" svg:x1="12.421cm" svg:y1="15.29cm" svg:x2="9.409cm" svg:y2="16.121cm" draw:start-shape="id3" draw:start-glue-point="2" draw:end-shape="id5" draw:end-glue-point="1" svg:d="M12421 15290v831h-3012">
          <text:p/>
        </draw:connector>
        <draw:connector draw:style-name="gr9" draw:text-style-name="P1" draw:layer="layout" svg:x1="9.155cm" svg:y1="16.121cm" svg:x2="8.62cm" svg:y2="14.97cm" draw:start-shape="id5" draw:start-glue-point="3" draw:end-shape="id4" svg:d="M9155 16121h-1036v-1151h501">
          <text:p/>
        </draw:connector>
        <draw:connector draw:style-name="gr9" draw:text-style-name="P1" draw:layer="layout" svg:x1="13.769cm" svg:y1="14.959cm" svg:x2="12.739cm" svg:y2="14.972cm" draw:start-shape="id6" draw:start-glue-point="3" draw:end-shape="id3" draw:end-glue-point="1" svg:d="M13769 14959h-514v13h-516">
          <text:p/>
        </draw:connector>
        <draw:frame draw:style-name="gr10" draw:text-style-name="P3" draw:layer="layout" svg:width="0.697cm" svg:height="0.645cm" svg:x="7.337cm" svg:y="12.45cm">
          <draw:text-box>
            <text:p><text:span text:style-name="T6">_</text:span></text:p>
          </draw:text-box>
        </draw:frame>
        <draw:frame draw:style-name="gr11" draw:text-style-name="P3" draw:layer="layout" svg:width="0.709cm" svg:height="0.645cm" svg:x="7.424cm" svg:y="14.209cm">
          <draw:text-box>
            <text:p><text:span text:style-name="T6">~</text:span></text:p>
          </draw:text-box>
        </draw:frame>
        <draw:frame draw:style-name="gr10" draw:text-style-name="P3" draw:layer="layout" svg:width="0.697cm" svg:height="0.645cm" svg:x="10.238cm" svg:y="12.451cm">
          <draw:text-box>
            <text:p><text:span text:style-name="T6">_</text:span></text:p>
          </draw:text-box>
        </draw:frame>
        <draw:frame draw:style-name="gr11" draw:text-style-name="P3" draw:layer="layout" svg:width="0.709cm" svg:height="0.645cm" svg:x="10.225cm" svg:y="14.21cm">
          <draw:text-box>
            <text:p><text:span text:style-name="T6">~</text:span></text:p>
          </draw:text-box>
        </draw:frame>
        <draw:rect draw:style-name="gr12" draw:text-style-name="P4" xml:id="id7" draw:id="id7" draw:layer="layout" svg:width="2.014cm" svg:height="2.015cm" svg:x="4.241cm" svg:y="17.589cm">
          <text:p text:style-name="P1"><text:span text:style-name="T7">A</text:span></text:p>
        </draw:rect>
        <draw:frame draw:style-name="gr13" draw:text-style-name="P5" draw:layer="layout" svg:width="2.765cm" svg:height="1.245cm" svg:x="1.635cm" svg:y="17.889cm">
          <draw:text-box>
            <text:p><text:span text:style-name="T8">p(z</text:span><text:span text:style-name="T9">t</text:span><text:span text:style-name="T8">|A,B)</text:span></text:p>
          </draw:text-box>
        </draw:frame>
        <draw:frame draw:style-name="gr14" draw:text-style-name="P5" draw:layer="layout" svg:width="3.187cm" svg:height="1.245cm" svg:x="6.09cm" svg:y="17.889cm">
          <draw:text-box>
            <text:p><text:span text:style-name="T8">p(z</text:span><text:span text:style-name="T9">t+1</text:span><text:span text:style-name="T8">|A)</text:span></text:p>
          </draw:text-box>
        </draw:frame>
        <draw:custom-shape draw:style-name="gr15" draw:text-style-name="P6" xml:id="id9" draw:id="id9" draw:layer="layout" svg:width="3.022cm" svg:height="2.015cm" svg:x="3.868cm" svg:y="19.976cm">
          <text:p text:style-name="P6"><text:span text:style-name="T3">Probabilistic</text:span></text:p>
          <text:p text:style-name="P6"><text:span text:style-name="T3">combin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2" draw:text-style-name="P4" xml:id="id10" draw:id="id10" draw:layer="layout" svg:width="2.014cm" svg:height="2.015cm" svg:x="4.241cm" svg:y="22.466cm">
          <text:p text:style-name="P1"><text:span text:style-name="T7">B</text:span></text:p>
        </draw:rect>
        <draw:connector draw:style-name="gr16" draw:text-style-name="P7" draw:layer="layout" draw:line-skew="1.389cm" svg:x1="6.255cm" svg:y1="18.596cm" svg:x2="6.731cm" svg:y2="20.583cm" draw:start-shape="id7" draw:start-glue-point="1" draw:end-shape="id8" draw:end-glue-point="1" svg:d="M6255 18596h2365v1987h-1889">
          <text:p/>
        </draw:connector>
        <draw:connector draw:style-name="gr16" draw:text-style-name="P7" draw:layer="layout" draw:line-skew="-2.367cm" svg:x1="3.868cm" svg:y1="20.983cm" svg:x2="4.241cm" svg:y2="18.596cm" draw:start-shape="id9" draw:start-glue-point="3" draw:end-shape="id7" svg:d="M3868 20983h-2868v-2387h3241">
          <text:p/>
        </draw:connector>
        <draw:connector draw:style-name="gr16" draw:text-style-name="P7" draw:layer="layout" draw:line-skew="1.387cm" svg:x1="6.255cm" svg:y1="23.473cm" svg:x2="6.733cm" svg:y2="21.219cm" draw:start-shape="id10" draw:start-glue-point="1" draw:end-shape="id11" draw:end-glue-point="1" svg:d="M6255 23473h2365v-2254h-1887">
          <text:p/>
        </draw:connector>
        <draw:connector draw:style-name="gr16" draw:text-style-name="P7" draw:layer="layout" draw:line-skew="-2.367cm" svg:x1="3.868cm" svg:y1="20.983cm" svg:x2="4.241cm" svg:y2="23.473cm" draw:start-shape="id9" draw:end-shape="id10" svg:d="M3868 20983h-2868v2490h3241">
          <text:p/>
        </draw:connector>
        <draw:rect draw:style-name="gr8" draw:text-style-name="P7" xml:id="id8" draw:id="id8" draw:layer="layout" svg:width="1.007cm" svg:height="1.008cm" svg:x="5.724cm" svg:y="20.079cm">
          <text:p/>
        </draw:rect>
        <draw:rect draw:style-name="gr8" draw:text-style-name="P1" xml:id="id11" draw:id="id11" draw:layer="layout" svg:width="1.007cm" svg:height="1.008cm" svg:x="5.726cm" svg:y="20.715cm">
          <text:p/>
        </draw:rect>
        <draw:rect draw:style-name="gr17" draw:text-style-name="P7" draw:layer="layout" svg:width="0.403cm" svg:height="1.007cm" svg:x="2.331cm" svg:y="20.452cm">
          <text:p/>
        </draw:rect>
        <draw:line draw:style-name="gr4" draw:text-style-name="P7" draw:layer="layout" svg:x1="2.334cm" svg:y1="20.451cm" svg:x2="2.334cm" svg:y2="21.458cm">
          <text:p/>
        </draw:line>
        <draw:line draw:style-name="gr4" draw:text-style-name="P7" draw:layer="layout" svg:x1="2.693cm" svg:y1="20.452cm" svg:x2="2.693cm" svg:y2="21.459cm">
          <text:p/>
        </draw:line>
        <draw:frame draw:style-name="gr14" draw:text-style-name="P5" draw:layer="layout" svg:width="3.187cm" svg:height="1.245cm" svg:x="6.09cm" svg:y="22.787cm">
          <draw:text-box>
            <text:p><text:span text:style-name="T8">p(z</text:span><text:span text:style-name="T9">t+1</text:span><text:span text:style-name="T8">|B)</text:span></text:p>
          </draw:text-box>
        </draw:frame>
        <draw:frame draw:style-name="gr13" draw:text-style-name="P5" draw:layer="layout" svg:width="2.765cm" svg:height="1.245cm" svg:x="1.635cm" svg:y="22.787cm">
          <draw:text-box>
            <text:p><text:span text:style-name="T8">p(z</text:span><text:span text:style-name="T9">t</text:span><text:span text:style-name="T8">|A,B)</text:span></text:p>
          </draw:text-box>
        </draw:frame>
        <draw:connector draw:style-name="gr16" draw:text-style-name="P7" draw:layer="layout" svg:x1="6.255cm" svg:y1="18.596cm" svg:x2="10.173cm" svg:y2="18.596cm" draw:start-shape="id7" svg:d="M6255 18596h3918">
          <text:p/>
        </draw:connector>
        <draw:connector draw:style-name="gr16" draw:text-style-name="P7" draw:layer="layout" svg:x1="6.255cm" svg:y1="23.473cm" svg:x2="10.203cm" svg:y2="23.475cm" draw:start-shape="id10" svg:d="M6255 23473h2225v2h1723">
          <text:p/>
        </draw:connector>
        <draw:rect draw:style-name="gr12" draw:text-style-name="P4" xml:id="id12" draw:id="id12" draw:layer="layout" svg:width="2.014cm" svg:height="2.015cm" svg:x="14.121cm" svg:y="17.589cm">
          <text:p text:style-name="P1"><text:span text:style-name="T7">A</text:span></text:p>
        </draw:rect>
        <draw:custom-shape draw:style-name="gr15" draw:text-style-name="P8" draw:layer="layout" svg:width="3.022cm" svg:height="2.015cm" svg:x="13.748cm" svg:y="19.976cm">
          <text:p text:style-name="P6"><text:span text:style-name="T3">Probabilistic</text:span></text:p>
          <text:p text:style-name="P6"><text:span text:style-name="T3">combin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8" draw:text-style-name="P1" draw:layer="layout" draw:line-skew="1.034cm" svg:x1="16.135cm" svg:y1="18.596cm" svg:x2="16.611cm" svg:y2="20.583cm" draw:start-shape="id12" draw:start-glue-point="1" draw:end-shape="id13" draw:end-glue-point="1" svg:d="M16135 18596h2010v1987h-1534">
          <text:p/>
        </draw:connector>
        <draw:connector draw:style-name="gr18" draw:text-style-name="P1" draw:layer="layout" draw:line-skew="-1.428cm" svg:x1="13.723cm" svg:y1="20.798cm" svg:x2="14.121cm" svg:y2="18.596cm" draw:start-shape="id14" draw:start-glue-point="3" draw:end-shape="id12" svg:d="M13723 20798h-1928v-2202h2326">
          <text:p/>
        </draw:connector>
        <draw:rect draw:style-name="gr8" draw:text-style-name="P1" xml:id="id13" draw:id="id13" draw:layer="layout" svg:width="1.007cm" svg:height="1.008cm" svg:x="15.604cm" svg:y="20.079cm">
          <text:p/>
        </draw:rect>
        <draw:rect draw:style-name="gr8" draw:text-style-name="P1" xml:id="id18" draw:id="id18" draw:layer="layout" svg:width="1.007cm" svg:height="1.007cm" svg:x="15.764cm" svg:y="20.557cm">
          <text:p/>
        </draw:rect>
        <draw:rect draw:style-name="gr17" draw:text-style-name="P1" draw:layer="layout" svg:width="0.403cm" svg:height="1.008cm" svg:x="12.711cm" svg:y="20.293cm">
          <text:p/>
        </draw:rect>
        <draw:line draw:style-name="gr4" draw:text-style-name="P1" draw:layer="layout" svg:x1="12.714cm" svg:y1="20.292cm" svg:x2="12.714cm" svg:y2="21.299cm">
          <text:p/>
        </draw:line>
        <draw:line draw:style-name="gr4" draw:text-style-name="P1" draw:layer="layout" svg:x1="13.073cm" svg:y1="20.293cm" svg:x2="13.073cm" svg:y2="21.3cm">
          <text:p/>
        </draw:line>
        <draw:rect draw:style-name="gr12" draw:text-style-name="P1" xml:id="id15" draw:id="id15" draw:layer="layout" svg:width="1.491cm" svg:height="1.491cm" svg:x="12.048cm" svg:y="22.625cm">
          <text:p text:style-name="P1">B<text:span text:style-name="T10">1</text:span></text:p>
        </draw:rect>
        <draw:rect draw:style-name="gr12" draw:text-style-name="P1" xml:id="id17" draw:id="id17" draw:layer="layout" svg:width="1.491cm" svg:height="1.491cm" svg:x="17.076cm" svg:y="22.625cm">
          <text:p text:style-name="P1">B<text:span text:style-name="T11">n</text:span></text:p>
        </draw:rect>
        <draw:rect draw:style-name="gr8" draw:text-style-name="P9" draw:layer="layout" svg:width="1.008cm" svg:height="1.008cm" svg:x="15.15cm" svg:y="20.826cm">
          <text:p/>
        </draw:rect>
        <draw:connector draw:style-name="gr19" draw:text-style-name="P10" draw:layer="layout" svg:x1="13.539cm" svg:y1="23.37cm" svg:x2="14.435cm" svg:y2="21.794cm" draw:start-shape="id15" draw:start-glue-point="1" draw:end-shape="id16" draw:end-glue-point="2" svg:d="M13539 23370h896v-1576">
          <text:p/>
        </draw:connector>
        <draw:rect draw:style-name="gr20" draw:text-style-name="P1" xml:id="id16" draw:id="id16" draw:layer="layout" svg:width="1.07cm" svg:height="0.535cm" svg:x="13.9cm" svg:y="21.259cm">
          <text:p/>
        </draw:rect>
        <draw:connector draw:style-name="gr18" draw:text-style-name="P1" draw:layer="layout" draw:line-skew="-0.387cm" svg:x1="13.9cm" svg:y1="21.526cm" svg:x2="12.048cm" svg:y2="23.37cm" draw:start-shape="id16" draw:start-glue-point="3" draw:end-shape="id15" draw:end-glue-point="3" svg:d="M13900 21526h-2740v1844h888">
          <text:p/>
        </draw:connector>
        <draw:rect draw:style-name="gr8" draw:text-style-name="P1" xml:id="id19" draw:id="id19" draw:layer="layout" svg:width="1.007cm" svg:height="1.186cm" svg:x="15.577cm" svg:y="20.569cm">
          <text:p/>
        </draw:rect>
        <draw:connector draw:style-name="gr21" draw:text-style-name="P1" draw:layer="layout" svg:x1="18.567cm" svg:y1="23.37cm" svg:x2="16.771cm" svg:y2="21.06cm" draw:start-shape="id17" draw:start-glue-point="1" draw:end-shape="id18" draw:end-glue-point="1" svg:d="M18567 23370h501v-2310h-2297">
          <text:p/>
        </draw:connector>
        <draw:connector draw:style-name="gr19" draw:text-style-name="P1" draw:layer="layout" svg:x1="16.08cm" svg:y1="21.755cm" svg:x2="17.076cm" svg:y2="23.37cm" draw:start-shape="id19" draw:start-glue-point="2" draw:end-shape="id17" draw:end-glue-point="3" svg:d="M16080 21755v1615h996">
          <text:p/>
        </draw:connector>
        <draw:rect draw:style-name="gr17" draw:text-style-name="P1" draw:layer="layout" svg:width="0.403cm" svg:height="0.704cm" draw:transform="skewX (0.0013962634015952) rotate (1.5707963267946) translate (10.72cm 22.624cm)">
          <text:p/>
        </draw:rect>
        <draw:line draw:style-name="gr4" draw:text-style-name="P1" draw:layer="layout" svg:x1="10.877cm" svg:y1="22.62cm" svg:x2="11.581cm" svg:y2="22.622cm">
          <text:p/>
        </draw:line>
        <draw:line draw:style-name="gr4" draw:text-style-name="P1" draw:layer="layout" svg:x1="10.879cm" svg:y1="22.262cm" svg:x2="11.583cm" svg:y2="22.264cm">
          <text:p/>
        </draw:line>
        <draw:rect draw:style-name="gr17" draw:text-style-name="P1" draw:layer="layout" svg:width="0.403cm" svg:height="0.704cm" draw:transform="skewX (0.0027925268031904) rotate (1.5707963267946) translate (15.849cm 22.782cm)">
          <text:p/>
        </draw:rect>
        <draw:line draw:style-name="gr4" draw:text-style-name="P1" draw:layer="layout" svg:x1="15.847cm" svg:y1="22.779cm" svg:x2="16.551cm" svg:y2="22.781cm">
          <text:p/>
        </draw:line>
        <draw:line draw:style-name="gr4" draw:text-style-name="P1" draw:layer="layout" svg:x1="15.849cm" svg:y1="22.42cm" svg:x2="16.553cm" svg:y2="22.422cm">
          <text:p/>
        </draw:line>
        <draw:rect draw:style-name="gr8" draw:text-style-name="P1" xml:id="id14" draw:id="id14" draw:layer="layout" svg:width="1.007cm" svg:height="1.007cm" svg:x="13.723cm" svg:y="20.295cm">
          <text:p/>
        </draw:rect>
        <draw:line draw:style-name="gr21" draw:text-style-name="P1" draw:layer="layout" svg:x1="14.327cm" svg:y1="23.372cm" svg:x2="14.901cm" svg:y2="23.378cm">
          <text:p/>
        </draw:line>
        <draw:line draw:style-name="gr21" draw:text-style-name="P1" draw:layer="layout" svg:x1="19.116cm" svg:y1="23.369cm" svg:x2="19.69cm" svg:y2="23.375cm">
          <text:p/>
        </draw:line>
        <draw:rect draw:style-name="gr8" draw:text-style-name="P1" draw:layer="layout" svg:width="3.022cm" svg:height="1.007cm" svg:x="8.788cm" svg:y="17.375cm">
          <text:p/>
        </draw:rect>
        <draw:rect draw:style-name="gr8" draw:text-style-name="P1" draw:layer="layout" svg:width="3.022cm" svg:height="1.007cm" svg:x="8.844cm" svg:y="23.632cm">
          <text:p/>
        </draw:rect>
        <draw:rect draw:style-name="gr12" draw:text-style-name="P4" xml:id="id22" draw:id="id22" draw:layer="layout" svg:width="2.014cm" svg:height="2.015cm" svg:x="3.431cm" svg:y="6.08cm">
          <text:p text:style-name="P1"><text:span text:style-name="T7">A</text:span></text:p>
        </draw:rect>
        <draw:custom-shape draw:style-name="gr15" draw:text-style-name="P8" xml:id="id33" draw:id="id33" draw:layer="layout" svg:width="3.022cm" svg:height="2.54cm" svg:x="7.985cm" svg:y="4.61cm">
          <text:p text:style-name="P6"><text:span text:style-name="T3">Probabilistic</text:span></text:p>
          <text:p text:style-name="P6"><text:span text:style-name="T3">combin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2" draw:text-style-name="P4" xml:id="id20" draw:id="id20" draw:layer="layout" svg:width="2.014cm" svg:height="2.015cm" svg:x="3.431cm" svg:y="3.54cm">
          <text:p text:style-name="P1"><text:span text:style-name="T7">A</text:span></text:p>
        </draw:rect>
        <draw:rect draw:style-name="gr12" draw:text-style-name="P4" xml:id="id26" draw:id="id26" draw:layer="layout" svg:width="2.014cm" svg:height="2.015cm" svg:x="13.7cm" svg:y="6.08cm">
          <text:p text:style-name="P1"><text:span text:style-name="T7">B</text:span></text:p>
        </draw:rect>
        <draw:rect draw:style-name="gr12" draw:text-style-name="P4" xml:id="id24" draw:id="id24" draw:layer="layout" svg:width="2.014cm" svg:height="2.015cm" svg:x="13.7cm" svg:y="3.54cm">
          <text:p text:style-name="P1"><text:span text:style-name="T7">B</text:span></text:p>
        </draw:rect>
        <draw:connector draw:style-name="gr16" draw:text-style-name="P1" draw:layer="layout" draw:line-skew="-0.151cm" svg:x1="5.445cm" svg:y1="4.547cm" svg:x2="8.286cm" svg:y2="5.398cm" draw:start-shape="id20" draw:end-shape="id21" draw:end-glue-point="3" svg:d="M5445 4547h1270v851h1571">
          <text:p/>
        </draw:connector>
        <draw:connector draw:style-name="gr16" draw:text-style-name="P1" draw:layer="layout" draw:line-skew="-0.051cm" svg:x1="5.445cm" svg:y1="7.087cm" svg:x2="8.085cm" svg:y2="6.397cm" draw:start-shape="id22" draw:start-glue-point="1" draw:end-shape="id23" draw:end-glue-point="3" svg:d="M5445 7087h1270v-690h1370">
          <text:p/>
        </draw:connector>
        <draw:connector draw:style-name="gr16" draw:text-style-name="P1" draw:layer="layout" svg:x1="13.7cm" svg:y1="4.547cm" svg:x2="10.921cm" svg:y2="5.298cm" draw:start-shape="id24" draw:start-glue-point="3" draw:end-shape="id25" draw:end-glue-point="1" svg:d="M13700 4547h-1390v751h-1389">
          <text:p/>
        </draw:connector>
        <draw:connector draw:style-name="gr16" draw:text-style-name="P1" draw:layer="layout" svg:x1="13.7cm" svg:y1="7.087cm" svg:x2="10.92cm" svg:y2="6.097cm" draw:start-shape="id26" draw:start-glue-point="3" draw:end-shape="id27" draw:end-glue-point="1" svg:d="M13700 7087h-1390v-990h-1390">
          <text:p/>
        </draw:connector>
        <draw:rect draw:style-name="gr17" draw:text-style-name="P1" draw:layer="layout" svg:width="0.403cm" svg:height="0.672cm" svg:x="4.175cm" svg:y="2.668cm">
          <text:p/>
        </draw:rect>
        <draw:line draw:style-name="gr4" draw:text-style-name="P1" xml:id="id29" draw:id="id29" draw:layer="layout" svg:x1="4.178cm" svg:y1="2.667cm" svg:x2="4.178cm" svg:y2="3.339cm">
          <text:p/>
        </draw:line>
        <draw:line draw:style-name="gr4" draw:text-style-name="P1" xml:id="id28" draw:id="id28" draw:layer="layout" svg:x1="4.537cm" svg:y1="2.668cm" svg:x2="4.537cm" svg:y2="3.34cm">
          <text:p/>
        </draw:line>
        <draw:connector draw:style-name="gr16" draw:text-style-name="P1" draw:layer="layout" svg:x1="5.445cm" svg:y1="4.547cm" svg:x2="4.537cm" svg:y2="3.004cm" draw:start-shape="id20" draw:start-glue-point="1" draw:end-shape="id28" draw:end-glue-point="1" svg:d="M5445 4547h501v-1543h-1409">
          <text:p/>
        </draw:connector>
        <draw:connector draw:style-name="gr16" draw:text-style-name="P1" draw:layer="layout" draw:line-skew="-0.529cm" svg:x1="4.178cm" svg:y1="3.003cm" svg:x2="3.431cm" svg:y2="4.547cm" draw:start-shape="id29" draw:start-glue-point="1" draw:end-shape="id20" svg:d="M4178 3003h-1777v1544h1030">
          <text:p/>
        </draw:connector>
        <draw:custom-shape draw:style-name="gr22" draw:text-style-name="P1" xml:id="id23" draw:id="id23" draw:layer="layout" svg:width="0.635cm" svg:height="0.635cm" svg:x="8.085cm" svg:y="6.0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2" draw:text-style-name="P1" xml:id="id21" draw:id="id21" draw:layer="layout" svg:width="0.635cm" svg:height="0.635cm" svg:x="8.286cm" svg:y="5.08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2" draw:text-style-name="P1" xml:id="id27" draw:id="id27" draw:layer="layout" svg:width="0.635cm" svg:height="0.635cm" svg:x="10.285cm" svg:y="5.7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2" draw:text-style-name="P1" xml:id="id25" draw:id="id25" draw:layer="layout" svg:width="0.635cm" svg:height="0.635cm" svg:x="10.286cm" svg:y="4.981cm">
          <text:p/>
          <draw:enhanced-geometry svg:viewBox="0 0 21600 21600" draw:glue-points="10800 0 0 10800 10800 21600 21600 10800" draw:text-areas="5400 5400 16200 16200" draw:type="diamond" draw:enhanced-path="M 10800 0 L 21600 10800 10800 21600 0 10800 10800 0 Z N"/>
        </draw:custom-shape>
        <draw:rect draw:style-name="gr17" draw:text-style-name="P1" draw:layer="layout" svg:width="0.403cm" svg:height="0.672cm" svg:x="14.567cm" svg:y="8.286cm">
          <text:p/>
        </draw:rect>
        <draw:line draw:style-name="gr4" draw:text-style-name="P1" xml:id="id35" draw:id="id35" draw:layer="layout" svg:x1="14.57cm" svg:y1="8.285cm" svg:x2="14.57cm" svg:y2="8.957cm">
          <text:p/>
        </draw:line>
        <draw:line draw:style-name="gr4" draw:text-style-name="P1" xml:id="id30" draw:id="id30" draw:layer="layout" svg:x1="14.929cm" svg:y1="8.286cm" svg:x2="14.929cm" svg:y2="8.958cm">
          <text:p/>
        </draw:line>
        <draw:rect draw:style-name="gr17" draw:text-style-name="P1" draw:layer="layout" svg:width="0.403cm" svg:height="0.672cm" svg:x="14.567cm" svg:y="2.668cm">
          <text:p/>
        </draw:rect>
        <draw:line draw:style-name="gr4" draw:text-style-name="P1" xml:id="id31" draw:id="id31" draw:layer="layout" svg:x1="14.57cm" svg:y1="2.667cm" svg:x2="14.57cm" svg:y2="3.339cm">
          <text:p/>
        </draw:line>
        <draw:line draw:style-name="gr4" draw:text-style-name="P1" xml:id="id32" draw:id="id32" draw:layer="layout" svg:x1="14.929cm" svg:y1="2.668cm" svg:x2="14.929cm" svg:y2="3.34cm">
          <text:p/>
        </draw:line>
        <draw:connector draw:style-name="gr16" draw:text-style-name="P1" draw:layer="layout" draw:line-skew="0.435cm" svg:x1="14.929cm" svg:y1="8.622cm" svg:x2="15.714cm" svg:y2="7.087cm" draw:start-shape="id30" draw:start-glue-point="1" draw:end-shape="id26" svg:d="M14929 8622h1721v-1535h-936">
          <text:p/>
        </draw:connector>
        <draw:connector draw:style-name="gr16" draw:text-style-name="P1" draw:layer="layout" svg:x1="13.7cm" svg:y1="4.547cm" svg:x2="14.57cm" svg:y2="3.003cm" draw:start-shape="id24" draw:start-glue-point="3" draw:end-shape="id31" draw:end-glue-point="1" svg:d="M13700 4547h-501v-1544h1371">
          <text:p/>
        </draw:connector>
        <draw:connector draw:style-name="gr16" draw:text-style-name="P1" draw:layer="layout" draw:line-skew="0.591cm" svg:x1="14.929cm" svg:y1="3.004cm" svg:x2="15.714cm" svg:y2="4.547cm" draw:start-shape="id32" draw:start-glue-point="1" draw:end-shape="id24" draw:end-glue-point="1" svg:d="M14929 3004h1877v1543h-1092">
          <text:p/>
        </draw:connector>
        <draw:connector draw:style-name="gr16" draw:text-style-name="P1" draw:layer="layout" draw:line-skew="0.903cm" svg:x1="9.496cm" svg:y1="7.15cm" svg:x2="4.537cm" svg:y2="8.619cm" draw:start-shape="id33" draw:start-glue-point="2" draw:end-shape="id34" draw:end-glue-point="1" svg:d="M9496 7150v1470h-4959v-1">
          <text:p/>
        </draw:connector>
        <draw:connector draw:style-name="gr16" draw:text-style-name="P1" draw:layer="layout" draw:line-skew="0.902cm" svg:x1="9.496cm" svg:y1="7.15cm" svg:x2="14.57cm" svg:y2="8.621cm" draw:start-shape="id33" draw:start-glue-point="2" draw:end-shape="id35" draw:end-glue-point="1" svg:d="M9496 7150v1470h5074v1">
          <text:p/>
        </draw:connector>
        <draw:rect draw:style-name="gr17" draw:text-style-name="P1" draw:layer="layout" svg:width="0.403cm" svg:height="0.672cm" svg:x="4.175cm" svg:y="8.283cm">
          <text:p/>
        </draw:rect>
        <draw:line draw:style-name="gr4" draw:text-style-name="P1" xml:id="id36" draw:id="id36" draw:layer="layout" svg:x1="4.178cm" svg:y1="8.282cm" svg:x2="4.178cm" svg:y2="8.954cm">
          <text:p/>
        </draw:line>
        <draw:line draw:style-name="gr4" draw:text-style-name="P1" xml:id="id34" draw:id="id34" draw:layer="layout" svg:x1="4.537cm" svg:y1="8.283cm" svg:x2="4.537cm" svg:y2="8.955cm">
          <text:p/>
        </draw:line>
        <draw:connector draw:style-name="gr16" draw:text-style-name="P1" draw:layer="layout" draw:line-skew="-0.495cm" svg:x1="4.178cm" svg:y1="8.618cm" svg:x2="3.431cm" svg:y2="7.087cm" draw:start-shape="id36" draw:start-glue-point="1" draw:end-shape="id22" draw:end-glue-point="3" svg:d="M4178 8618h-1743v-1531h996">
          <text:p/>
        </draw:connector>
        <draw:frame draw:style-name="gr23" draw:layer="layout" svg:width="4.63cm" svg:height="0.962cm" svg:x="7.25cm" svg:y="2.578cm">
          <draw:text-box>
            <text:p>dynamic priors</text:p>
          </draw:text-box>
        </draw:frame>
        <draw:frame draw:style-name="gr24" draw:layer="layout" svg:width="5.231cm" svg:height="0.962cm" svg:x="6.85cm" svg:y="8.928cm">
          <draw:text-box>
            <text:p>coupled systems</text:p>
          </draw:text-box>
        </draw:frame>
        <draw:line draw:style-name="gr19" draw:text-style-name="P1" draw:layer="layout" svg:x1="18.145cm" svg:y1="18.596cm" svg:x2="19.415cm" svg:y2="18.596cm">
          <text:p/>
        </draw:line>
        <draw:frame draw:style-name="gr25" draw:layer="layout" svg:width="0.875cm" svg:height="0.962cm" svg:x="14.335cm" svg:y="21.955cm">
          <draw:text-box>
            <text:p>+</text:p>
          </draw:text-box>
        </draw:frame>
        <draw:frame draw:style-name="gr25" draw:layer="layout" svg:width="0.875cm" svg:height="0.962cm" svg:x="15.165cm" svg:y="21.955cm">
          <draw:text-box>
            <text:p>+</text:p>
          </draw:text-box>
        </draw:frame>
        <draw:frame draw:style-name="gr26" draw:layer="layout" svg:width="1.031cm" svg:height="0.962cm" svg:x="14.674cm" svg:y="21.755cm">
          <draw:text-box>
            <text:p>...</text:p>
          </draw:text-box>
        </draw:frame>
        <draw:frame draw:style-name="gr27" draw:text-style-name="P11" draw:layer="layout" svg:width="1.264cm" svg:height="0.607cm" draw:transform="rotate (1.5707963267946) translate (2.198cm 21.549cm)">
          <draw:text-box>
            <text:p><text:span text:style-name="T12">delay</text:span></text:p>
          </draw:text-box>
        </draw:frame>
        <draw:frame draw:style-name="gr27" draw:text-style-name="P11" draw:layer="layout" svg:width="1.264cm" svg:height="0.607cm" draw:transform="rotate (1.5707963267946) translate (12.565cm 21.47cm)">
          <draw:text-box>
            <text:p><text:span text:style-name="T12">delay</text:span></text:p>
          </draw:text-box>
        </draw:frame>
        <draw:frame draw:style-name="gr27" draw:text-style-name="P11" draw:layer="layout" svg:width="1.264cm" svg:height="0.607cm" svg:x="10.639cm" svg:y="22.108cm">
          <draw:text-box>
            <text:p><text:span text:style-name="T12">delay</text:span></text:p>
          </draw:text-box>
        </draw:frame>
        <draw:frame draw:style-name="gr27" draw:text-style-name="P11" draw:layer="layout" svg:width="1.264cm" svg:height="0.607cm" svg:x="15.596cm" svg:y="22.282cm">
          <draw:text-box>
            <text:p><text:span text:style-name="T12">delay</text:span></text:p>
          </draw:text-box>
        </draw:frame>
        <draw:frame draw:style-name="gr27" draw:text-style-name="P12" draw:layer="layout" svg:width="1.175cm" svg:height="0.564cm" draw:transform="rotate (1.5707963267946) translate (4.064cm 9.217cm)">
          <draw:text-box>
            <text:p text:style-name="P12"><text:span text:style-name="T13">delay</text:span></text:p>
          </draw:text-box>
        </draw:frame>
        <draw:frame draw:style-name="gr27" draw:text-style-name="P12" draw:layer="layout" svg:width="1.175cm" svg:height="0.564cm" draw:transform="rotate (1.5707963267946) translate (14.48cm 9.201cm)">
          <draw:text-box>
            <text:p text:style-name="P12"><text:span text:style-name="T13">delay</text:span></text:p>
          </draw:text-box>
        </draw:frame>
        <draw:frame draw:style-name="gr27" draw:text-style-name="P12" draw:layer="layout" svg:width="1.175cm" svg:height="0.564cm" draw:transform="rotate (1.5707963267946) translate (14.462cm 3.57cm)">
          <draw:text-box>
            <text:p text:style-name="P12"><text:span text:style-name="T13">delay</text:span></text:p>
          </draw:text-box>
        </draw:frame>
        <draw:frame draw:style-name="gr27" draw:text-style-name="P12" draw:layer="layout" svg:width="1.175cm" svg:height="0.564cm" draw:transform="rotate (1.5707963267946) translate (4.047cm 3.588cm)">
          <draw:text-box>
            <text:p text:style-name="P12"><text:span text:style-name="T13">delay</text:span></text:p>
          </draw:text-box>
        </draw:frame>
        <draw:frame draw:style-name="gr28" draw:text-style-name="P1" draw:layer="layout" svg:width="1.778cm" svg:height="0.659cm" svg:x="8.874cm" svg:y="18.883cm">
          <draw:image xlink:href="Pictures/10000201000001E0000000B2CAC1C925.png" xlink:type="simple" xlink:show="embed" xlink:actuate="onLoad">
            <text:p/>
          </draw:image>
        </draw:frame>
        <draw:frame draw:style-name="gr28" draw:text-style-name="P1" draw:layer="layout" svg:width="1.851cm" svg:height="0.636cm" svg:x="8.747cm" svg:y="22.589cm">
          <draw:image xlink:href="Pictures/10000201000001E0000000A5190A38FB.png" xlink:type="simple" xlink:show="embed" xlink:actuate="onLoad">
            <text:p/>
          </draw:image>
        </draw:frame>
        <draw:frame draw:style-name="gr28" draw:text-style-name="P1" draw:layer="layout" svg:width="1.778cm" svg:height="0.622cm" svg:x="1.127cm" svg:y="19.415cm">
          <draw:image xlink:href="Pictures/10000201000001DA000000A6B6075801.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ames Rising</meta:initial-creator>
    <meta:creation-date>2012-09-25T13:53:37</meta:creation-date>
    <dc:date>2016-02-26T15:14:52</dc:date>
    <dc:creator>James Rising</dc:creator>
    <meta:editing-duration>P1DT3H53M15S</meta:editing-duration>
    <meta:editing-cycles>20</meta:editing-cycles>
    <meta:generator>OpenOffice/4.1.1$Unix OpenOffice.org_project/411m6$Build-9775</meta:generator>
    <meta:document-statistic meta:object-count="126"/>
  </office:meta>
</office:document-meta>
</file>